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4299in"/>
    </style:style>
    <style:style style:name="co7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283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335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6.0193in"/>
    </style:style>
    <style:style style:name="co15" style:family="table-column">
      <style:table-column-properties fo:break-before="auto" style:column-width="3.7799in"/>
    </style:style>
    <style:style style:name="co16" style:family="table-column">
      <style:table-column-properties fo:break-before="auto" style:column-width="2.1083in"/>
    </style:style>
    <style:style style:name="co17" style:family="table-column">
      <style:table-column-properties fo:break-before="auto" style:column-width="4.5445in"/>
    </style:style>
    <style:style style:name="co18" style:family="table-column">
      <style:table-column-properties fo:break-before="auto" style:column-width="1.8354in"/>
    </style:style>
    <style:style style:name="co19" style:family="table-column">
      <style:table-column-properties fo:break-before="auto" style:column-width="5.2547in"/>
    </style:style>
    <style:style style:name="co20" style:family="table-column">
      <style:table-column-properties fo:break-before="auto" style:column-width="1.28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6634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2283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Heading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Title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Title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H2">
      <style:text-properties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Title">
      <style:text-properties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26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language="en" fo:country="US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</office:automatic-styles>
  <office:body>
    <office:spreadsheet table:structure-protected="true">
      <table:table table:name="Basic" table:style-name="ta1" table:protected="true" table:print="false">
        <table:table-column table:style-name="co15" table:default-cell-style-name="Title"/>
        <table:table-column table:style-name="co16" table:default-cell-style-name="Result"/>
        <table:table-column table:style-name="co3" table:default-cell-style-name="Title"/>
        <table:table-column table:style-name="co3" table:number-columns-repeated="1021" table:default-cell-style-name="Default"/>
        <table:table-row table:style-name="ro1">
          <table:table-cell table:style-name="Heading" office:value-type="string">
            <text:p>LED Resistor Calculator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Supply Voltage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ED Vf</text:p>
          </table:table-cell>
          <table:table-cell table:style-name="Input" office:value-type="float" office:value="3.22">
            <text:p>3.22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Desired LED forward current(mA)</text:p>
          </table:table-cell>
          <table:table-cell table:style-name="Input" office:value-type="float" office:value="300">
            <text:p>3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Needed Resistor(Ohms)</text:p>
          </table:table-cell>
          <table:table-cell table:formula="of:=([.B3]-[.B4])/([.B5]/1000)" office:value-type="float" office:value="5.93333333333333">
            <text:p>5.93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Needed Resistor(KOhms)</text:p>
          </table:table-cell>
          <table:table-cell table:formula="of:=[.B7]/1000" office:value-type="float" office:value="0.00593333333333333">
            <text:p>0.01</text:p>
          </table:table-cell>
          <table:table-cell office:value-type="string">
            <text:p>Kohm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fficiency</text:p>
          </table:table-cell>
          <table:table-cell table:formula="of:=[.B4]/[.B3]" office:value-type="float" office:value="0.644">
            <text:p>0.64</text:p>
          </table:table-cell>
          <table:table-cell table:number-columns-repeated="1022"/>
        </table:table-row>
        <table:table-row table:style-name="ro2">
          <table:table-cell table:style-name="Default" office:value-type="string">
            <office:annotation draw:style-name="gr1" draw:text-style-name="P1" svg:width="2.7642in" svg:height="1.3398in" svg:x="4.0016in" svg:y="1.1079in" draw:caption-point-x="-0.2402in" draw:caption-point-y="0.5957in">
              <dc:creator>DB</dc:creator>
              <dc:date>2013-01-26T00:00:00</dc:date>
              <text:p text:style-name="P1"><text:span text:style-name="T2">Your resistor must be rated for at least this much power.</text:span></text:p>
            </office:annotation>
            <text:p>Power Dissipated by Resistor(mW)</text:p>
          </table:table-cell>
          <table:table-cell table:formula="of:=([.B3]-[.B4])*[.B5]" office:value-type="float" office:value="534">
            <text:p>534.00</text:p>
          </table:table-cell>
          <table:table-cell office:value-type="string">
            <text:p>mW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text:p>Time Constant of an RC circuit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Resisance(Ohms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0000">
            <text:p>1,000,000.000000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Time Constant(seconds)</text:p>
          </table:table-cell>
          <table:table-cell table:formula="of:=[.B13]*([.B14]/1000000)" office:value-type="float" office:value="1">
            <text:p>1.0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2">
          <table:table-cell office:value-type="string">
            <text:p>Time Constant(milliseconds)</text:p>
          </table:table-cell>
          <table:table-cell table:formula="of:=[.B16]*1000" office:value-type="float" office:value="1000">
            <text:p>1,000.00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Time Constant(microseconds)</text:p>
          </table:table-cell>
          <table:table-cell table:formula="of:=[.B17]*1000" office:value-type="float" office:value="1000000">
            <text:p>1,000,000.00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3">
          <table:table-cell office:value-type="string">
            <text:p>-3dB Frequency<text:span text:style-name="T4">(</text:span>Hz<text:span text:style-name="T4">)</text:span></text:p>
          </table:table-cell>
          <table:table-cell table:formula="of:=1/(2*3.14159265359*([.B17]/1000))" office:value-type="float" office:value="0.159154943091885">
            <text:p>0.1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10% to 90% risetime approximate(ms)</text:p>
          </table:table-cell>
          <table:table-cell table:formula="of:=[.B17]*2.2" office:value-type="float" office:value="2200">
            <text:p>2,200.00</text:p>
          </table:table-cell>
          <table:table-cell office:value-type="string">
            <text:p>ms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3.3488in" draw:caption-point-x="-0.2402in" draw:caption-point-y="0.5957in">
              <dc:creator>DB</dc:creator>
              <dc:date>2013-01-25T00:00:00</dc:date>
              <text:p text:style-name="P1"><text:span text:style-name="T2">The equation is ½ CV^2</text:span></text:p>
            </office:annotation>
            <text:p>Energy Stored in a Capacitor</text:p>
          </table:table-cell>
          <table:table-cell table:style-name="Title"/>
          <table:table-cell table:number-columns-repeated="1022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icroFarads</text:p>
          </table:table-cell>
          <table:table-cell table:number-columns-repeated="1021"/>
        </table:table-row>
        <table:table-row table:style-name="ro2">
          <table:table-cell office:value-type="string">
            <text:p>Voltage</text:p>
          </table:table-cell>
          <table:table-cell table:style-name="Input" office:value-type="float" office:value="6">
            <text:p>6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23]/1000000)*([.B24]^2))/2" office:value-type="float" office:value="0.0018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26]/3600" office:value-type="float" office:value="0.0000005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4.6933in" draw:caption-point-x="-0.2402in" draw:caption-point-y="0.5957in">
              <dc:creator>DB</dc:creator>
              <dc:date>2013-03-20T00:00:00</dc:date>
              <text:p text:style-name="P1"><text:span text:style-name="T2">The equation is ½ LV^2</text:span></text:p>
            </office:annotation>
            <text:p>Energy Stored in an Inductor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uH</text:p>
          </table:table-cell>
          <table:table-cell table:number-columns-repeated="1021"/>
        </table:table-row>
        <table:table-row table:style-name="ro2">
          <table:table-cell office:value-type="string">
            <text:p>Current(A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31]/1000000)*([.B32]^2))/2" office:value-type="float" office:value="0.0005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34]/3600" office:value-type="float" office:value="0.000000138888888888889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3" draw:text-style-name="P1" svg:width="4.1102in" svg:height="1.3374in" svg:x="4.0016in" svg:y="6.4091in" draw:caption-point-x="-0.2402in" draw:caption-point-y="0.5957in">
              <dc:creator>DB</dc:creator>
              <dc:date>2013-01-26T00:00:00</dc:date>
              <text:p text:style-name="P1"><text:span text:style-name="T2">This uses Ohm's law, and anyone who does electonics should know it.</text:span></text:p>
            </office:annotation>
            <text:p>Power Dissipated by Resistor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Voltage across resistor</text:p>
          </table:table-cell>
          <table:table-cell table:style-name="Input" office:value-type="float" office:value="2.5">
            <text:p>2.50000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sistance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Power Dissipated(Watts)</text:p>
          </table:table-cell>
          <table:table-cell table:formula="of:=([.B39]/[.B40])*[.B39]" office:value-type="float" office:value="6.25">
            <text:p>6.25</text:p>
          </table:table-cell>
          <table:table-cell office:value-type="string">
            <text:p>W</text:p>
          </table:table-cell>
          <table:table-cell table:style-name="Title"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1">
          <table:table-cell table:style-name="Heading" office:value-type="string">
            <text:p>(R)LC Circuit</text:p>
          </table:table-cell>
          <table:table-cell table:style-name="Default" table:number-columns-repeated="2"/>
          <table:table-cell table:style-name="Title"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">
            <text:p>10.000000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office:annotation draw:style-name="gr2" draw:text-style-name="P1" svg:width="1.1413in" svg:height="1.0122in" svg:x="4.0016in" svg:y="8.5642in" draw:caption-point-x="-0.2402in" draw:caption-point-y="0.5957in">
              <dc:creator>DB</dc:creator>
              <dc:date>2013-01-28T00:00:00</dc:date>
              <text:p text:style-name="P1"><text:span text:style-name="T2">The resistance does not affect the resonant frequency but affects the Q factor</text:span></text:p>
            </office:annotation>
            <text:p>Resisance(Ohms)</text:p>
          </table:table-cell>
          <table:table-cell table:style-name="Input" office:value-type="float" office:value="0.1">
            <text:p>0.100000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Resonant Frequncy(Hz)</text:p>
          </table:table-cell>
          <table:table-cell table:formula="of:=(1/(2*3.1414*SQRT(([.B46]/1000000)*([.B47]/1000000))))" office:value-type="float" office:value="5033.22986593299">
            <text:p>5,033.23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Resonant Frequncy(KHz)</text:p>
          </table:table-cell>
          <table:table-cell table:formula="of:=[.B50]/1000" office:value-type="float" office:value="5.03322986593299">
            <text:p>5.03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Resonant Frequncy(MHz)</text:p>
          </table:table-cell>
          <table:table-cell table:formula="of:=[.B51]/1000" office:value-type="float" office:value="0.00503322986593299">
            <text:p>0.01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Title"/>
          <table:table-cell table:style-name="Default"/>
          <table:table-cell table:number-columns-repeated="1021"/>
        </table:table-row>
        <table:table-row table:style-name="ro2">
          <table:table-cell office:value-type="string">
            <text:p>Q factor(For series RLC)</text:p>
          </table:table-cell>
          <table:table-cell table:formula="of:=(1/[.B48])*SQRT(([.B46]/1000000)/([.B47]/1000000))" office:value-type="float" office:value="3.16227766016838">
            <text:p>3.16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Q factor(For Parralel RLC)</text:p>
          </table:table-cell>
          <table:table-cell table:formula="of:=[.B48]*SQRT(([.B46]/1000000)/([.B47]/1000000))" office:value-type="float" office:value="0.0316227766016838">
            <text:p>0.03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Fractional Bandwidth(Series)</text:p>
          </table:table-cell>
          <table:table-cell table:formula="of:=1/[.B54]" office:value-type="float" office:value="0.316227766016838">
            <text:p>0.32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Fractional Bandwidth(Paralel)</text:p>
          </table:table-cell>
          <table:table-cell table:formula="of:=1/[.B55]" office:value-type="float" office:value="31.6227766016838">
            <text:p>31.62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Bandwidth(Hz)(Series)</text:p>
          </table:table-cell>
          <table:table-cell table:formula="of:=[.B50]*[.B56]" office:value-type="float" office:value="1591.64703635322">
            <text:p>1,591.65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Bandwidth(Hz)(Paralel)</text:p>
          </table:table-cell>
          <table:table-cell table:formula="of:=[.B57]*[.B50]" office:value-type="float" office:value="159164.703635322">
            <text:p>159,164.7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7">
          <table:table-cell table:style-name="Heading"/>
          <table:table-cell table:style-name="Default" table:number-columns-repeated="2"/>
          <table:table-cell table:number-columns-repeated="1021"/>
        </table:table-row>
      </table:table>
      <table:table table:name="Power" table:style-name="ta1" table:protected="true" table:print="false">
        <table:table-column table:style-name="co17" table:default-cell-style-name="Title"/>
        <table:table-column table:style-name="co18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office:annotation draw:style-name="gr4" draw:text-style-name="P1" svg:width="4.1425in" svg:height="1.8051in" svg:x="4.7634in" svg:y="0in" draw:caption-point-x="-0.2402in" draw:caption-point-y="0.0039in">
              <dc:creator>DB</dc:creator>
              <dc:date>2013-01-25T00:00:00</dc:date>
              <text:p text:style-name="P1"><text:span text:style-name="T2">Calculate data <text:s/>about sending power over long wires.</text:span></text:p>
              <text:p text:style-name="P1"><text:span text:style-name="T2">Makes assumptions that all the loads are at the and opposite the supply and that wires are perfects resistors.</text:span></text:p>
              <text:p text:style-name="P1"><text:span text:style-name="T2"/></text:p>
            </office:annotation>
            <text:p>Power Transmission</text:p>
          </table:table-cell>
          <table:table-cell table:style-name="Untitled1"/>
          <table:table-cell table:number-columns-repeated="1022"/>
        </table:table-row>
        <table:table-row table:style-name="ro8">
          <table:table-cell/>
          <table:table-cell table:style-name="Untitled1"/>
          <table:table-cell table:style-name="Title" table:number-columns-repeated="1022"/>
        </table:table-row>
        <table:table-row table:style-name="ro2">
          <table:table-cell office:value-type="string">
            <office:annotation draw:style-name="gr5" draw:text-style-name="P1" svg:width="1.6319in" svg:height="0.3902in" svg:x="4.7634in" svg:y="0.2268in" draw:caption-point-x="-0.2402in" draw:caption-point-y="0.2819in">
              <dc:creator>DB</dc:creator>
              <dc:date>2013-01-25T00:00:00</dc:date>
              <text:p text:style-name="P1"><text:span text:style-name="T2">The one-way Ohms per Kilometer of your wire.</text:span></text:p>
            </office:annotation>
            <text:p>Resistance per Km(Ohm)</text:p>
          </table:table-cell>
          <table:table-cell table:style-name="Input" office:value-type="float" office:value="25">
            <text:p>25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6" draw:text-style-name="P1" svg:width="2.8272in" svg:height="0.6508in" svg:x="4.7634in" svg:y="0.2268in" draw:caption-point-x="-0.2402in" draw:caption-point-y="0.4598in">
              <dc:creator>DB</dc:creator>
              <dc:date>2013-01-25T00:00:00</dc:date>
              <text:p text:style-name="P1"><text:span text:style-name="T2">The distance at which you intend to transmit power</text:span></text:p>
            </office:annotation>
            <text:p>Distance(m)</text:p>
          </table:table-cell>
          <table:table-cell table:style-name="Input" office:value-type="float" office:value="7">
            <text:p>7.000000</text:p>
          </table:table-cell>
          <table:table-cell office:value-type="string">
            <text:p>meter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7" draw:text-style-name="P1" svg:width="3.665in" svg:height="1.3232in" svg:x="4.7634in" svg:y="0.2689in" draw:caption-point-x="-0.2402in" draw:caption-point-y="0.5957in">
              <dc:creator>DB</dc:creator>
              <dc:date>2013-01-25T00:00:00</dc:date>
              <text:p text:style-name="P1"><text:span text:style-name="T2">This represents the maximum difference in voltage that is allowed between any two device's grounds. Resistance in wires naturally creates a ground offset which increases with current and can cause problems if not taken into account. </text:span></text:p>
              <text:p text:style-name="P1"><text:span text:style-name="T2"/></text:p>
              <text:p text:style-name="P1"><text:span text:style-name="T2">If using RS485, this should be no more than 7.</text:span></text:p>
              <text:p text:style-name="P1"><text:span text:style-name="T2">For devices that communicate over TTL serial, use 0.7</text:span></text:p>
            </office:annotation>
            <text:p>Allowable Ground Offset(V)</text:p>
          </table:table-cell>
          <table:table-cell table:style-name="Input" office:value-type="float" office:value="24">
            <text:p>24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7063in" svg:height="0.2346in" svg:x="4.7634in" svg:y="0.4465in" draw:caption-point-x="-0.2402in" draw:caption-point-y="0.5957in">
              <dc:creator>DB</dc:creator>
              <dc:date>2013-01-25T00:00:00</dc:date>
              <text:p text:style-name="P1"><text:span text:style-name="T2">The voltage at the power supply.</text:span></text:p>
            </office:annotation>
            <text:p>Starting Voltage(V)</text:p>
          </table:table-cell>
          <table:table-cell table:style-name="Input" office:value-type="float" office:value="24">
            <text:p>24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3228in" svg:height="0.2346in" svg:x="4.7634in" svg:y="0.6244in" draw:caption-point-x="-0.2402in" draw:caption-point-y="0.5957in">
              <dc:creator>DB</dc:creator>
              <dc:date>2013-01-25T00:00:00</dc:date>
              <text:p text:style-name="P1"><text:span text:style-name="T2">The maximum voltage loss allowed.</text:span></text:p>
            </office:annotation>
            <text:p>Maximum Total Voltage Drop(V)</text:p>
          </table:table-cell>
          <table:table-cell table:style-name="Input" office:value-type="float" office:value="12">
            <text:p>12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2" draw:text-style-name="P1" svg:width="1.1413in" svg:height="0.7012in" svg:x="4.7634in" svg:y="0.802in" draw:caption-point-x="-0.2402in" draw:caption-point-y="0.5957in">
              <dc:creator>DB</dc:creator>
              <dc:date>2013-01-25T00:00:00</dc:date>
              <text:p text:style-name="P1"><text:span text:style-name="T2">The number of Amperes your wire can safely carry.</text:span></text:p>
            </office:annotation>
            <text:p>Wire Ampacity(A)</text:p>
          </table:table-cell>
          <table:table-cell table:style-name="Input" office:value-type="float" office:value="7">
            <text:p>7.00000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9" draw:text-style-name="P1" svg:width="3.0902in" svg:height="0.9571in" svg:x="4.7634in" svg:y="0.9799in" draw:caption-point-x="-0.2402in" draw:caption-point-y="0.5957in">
              <dc:creator>DB</dc:creator>
              <dc:date>2013-01-25T00:00:00</dc:date>
              <text:p text:style-name="P1"><text:span text:style-name="T2">The minimum acceptable efficiency expressed as a ratio. e.g. 0.5 would mean 50% efficient.</text:span></text:p>
            </office:annotation>
            <text:p>Minimum Efficiency</text:p>
          </table:table-cell>
          <table:table-cell table:style-name="Input" office:value-type="float" office:value="0.5">
            <text:p>0.500000</text:p>
          </table:table-cell>
          <table:table-cell table:number-columns-repeated="1022"/>
        </table:table-row>
        <table:table-row table:style-name="ro9">
          <table:table-cell/>
          <table:table-cell table:style-name="Title" table:number-columns-repeated="1023"/>
        </table:table-row>
        <table:table-row table:style-name="ro2">
          <table:table-cell office:value-type="string">
            <office:annotation draw:style-name="gr5" draw:text-style-name="P1" svg:width="3.463in" svg:height="0.3902in" svg:x="4.7634in" svg:y="1.3638in" draw:caption-point-x="-0.2402in" draw:caption-point-y="0.5957in">
              <dc:creator>DB</dc:creator>
              <dc:date>2013-01-25T00:00:00</dc:date>
              <text:p text:style-name="P1"><text:span text:style-name="T2">This is how much power the load at the end of the cable can draw without exceeding your constraints.</text:span></text:p>
            </office:annotation>
            <text:p>Max Power that can be transmitted(W) within constraints</text:p>
          </table:table-cell>
          <table:table-cell table:style-name="Result" table:formula="of:=[.B15]*([.B6]-[.B13])" office:value-type="float" office:value="150.85">
            <text:p>150.85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fficiency at max power</text:p>
          </table:table-cell>
          <table:table-cell table:style-name="Result" table:formula="of:=[.B11]/([.B6]*[.B15])" office:value-type="float" office:value="0.897916666666667">
            <text:p>0.90</text:p>
          </table:table-cell>
          <table:table-cell table:number-columns-repeated="1022"/>
        </table:table-row>
        <table:table-row table:style-name="ro2">
          <table:table-cell office:value-type="string">
            <text:p>Voltage Drop at max power(V)</text:p>
          </table:table-cell>
          <table:table-cell table:style-name="Result" table:formula="of:=MIN([.B5]*2;[.B6]/2;[.B7];(1-[.B9])*[.B6];[.B8]*[.B14])" office:value-type="float" office:value="2.45">
            <text:p>2.45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Total round trip Resistance(Ohm)</text:p>
          </table:table-cell>
          <table:table-cell table:style-name="Result" table:formula="of:=([.B3]/1000)*[.B4]*2" office:value-type="float" office:value="0.35">
            <text:p>0.35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urrent at max power(A)</text:p>
          </table:table-cell>
          <table:table-cell table:style-name="Result" table:formula="of:=(MIN([.B13]/[.B14];[.B8]))" office:value-type="float" office:value="7">
            <text:p>7.0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text:p>Voltage at end of line</text:p>
          </table:table-cell>
          <table:table-cell table:style-name="Result" table:formula="of:=[.B6]-[.B13]" office:value-type="float" office:value="21.55">
            <text:p>21.55</text:p>
          </table:table-cell>
          <table:table-cell table:number-columns-repeated="1022"/>
        </table:table-row>
        <table:table-row table:style-name="ro2">
          <table:table-cell office:value-type="string">
            <text:p>Transmitted Power at max received power</text:p>
          </table:table-cell>
          <table:table-cell table:style-name="Result" table:formula="of:=[.B6]*[.B15]" office:value-type="float" office:value="168">
            <text:p>168.00</text:p>
          </table:table-cell>
          <table:table-cell table:number-columns-repeated="1022"/>
        </table:table-row>
        <table:table-row table:style-name="ro12">
          <table:table-cell/>
          <table:table-cell table:style-name="Title" table:number-columns-repeated="1023"/>
        </table:table-row>
        <table:table-row table:style-name="ro13">
          <table:table-cell table:style-name="ce9" office:value-type="string">
            <text:p>Point Of Load Info</text:p>
          </table:table-cell>
          <table:table-cell/>
          <table:table-cell table:style-name="Title" table:number-columns-repeated="1022"/>
        </table:table-row>
        <table:table-row table:style-name="ro7">
          <table:table-cell table:style-name="ce10" office:value-type="string">
            <text:p>Total Static Quiescent Loading(mA)</text:p>
          </table:table-cell>
          <table:table-cell table:style-name="Input" office:value-type="float" office:value="250">
            <text:p>250.000000</text:p>
          </table:table-cell>
          <table:table-cell table:number-columns-repeated="1022"/>
        </table:table-row>
        <table:table-row table:style-name="ro2">
          <table:table-cell office:value-type="string">
            <text:p>DC-DC converter efficiency</text:p>
          </table:table-cell>
          <table:table-cell table:style-name="Input" office:value-type="float" office:value="0.8">
            <text:p>0.800000</text:p>
          </table:table-cell>
          <table:table-cell table:number-columns-repeated="1022"/>
        </table:table-row>
        <table:table-row table:style-name="ro2">
          <table:table-cell office:value-type="string">
            <text:p>Overall Efficiency</text:p>
          </table:table-cell>
          <table:table-cell table:style-name="Result" table:formula="of:=[.B23]/[.B17]" office:value-type="float" office:value="0.692678571428572">
            <text:p>0.69</text:p>
          </table:table-cell>
          <table:table-cell table:number-columns-repeated="1022"/>
        </table:table-row>
        <table:table-row table:style-name="ro2">
          <table:table-cell office:value-type="string">
            <text:p>Usable Power(W)</text:p>
          </table:table-cell>
          <table:table-cell table:style-name="Result" table:formula="of:=[.B21]*([.B11]-(([.B20]/1000)*[.B16]))" office:value-type="float" office:value="116.37">
            <text:p>116.3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Heading" office:value-type="string">
            <text:p>Battery Runtime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Battery Size(Ah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Amp-Hours</text:p>
          </table:table-cell>
          <table:table-cell table:number-columns-repeated="1021"/>
        </table:table-row>
        <table:table-row table:style-name="ro2">
          <table:table-cell office:value-type="string">
            <text:p>Battery Voltage(V)</text:p>
          </table:table-cell>
          <table:table-cell table:style-name="Input" office:value-type="float" office:value="11">
            <text:p>1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Output Voltage(V)</text:p>
          </table:table-cell>
          <table:table-cell table:style-name="Input" office:value-type="float" office:value="24">
            <text:p>24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oad(mA)</text:p>
          </table:table-cell>
          <table:table-cell table:style-name="Input" office:value-type="float" office:value="5000">
            <text:p>5,0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office:value-type="string">
            <text:p>Conversion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Battery Total Watt-Hours at 70% Discharge</text:p>
          </table:table-cell>
          <table:table-cell table:style-name="Result" table:formula="of:=([.B27]*0.7)*[.B28]" office:value-type="float" office:value="770">
            <text:p>770.00</text:p>
          </table:table-cell>
          <table:table-cell table:style-name="ce8" office:value-type="string">
            <text:p>Watt-Hours</text:p>
          </table:table-cell>
          <table:table-cell table:style-name="Title" table:number-columns-repeated="1021"/>
        </table:table-row>
        <table:table-row table:style-name="ro2">
          <table:table-cell office:value-type="string">
            <text:p>Load Total Watts after overhead</text:p>
          </table:table-cell>
          <table:table-cell table:style-name="Result" table:formula="of:=(1/[.B31])*([.B30]/1000)*[.B29]" office:value-type="float" office:value="171.428571428571">
            <text:p>171.43</text:p>
          </table:table-cell>
          <table:table-cell table:style-name="ce8"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stimated Runtime(minutes)</text:p>
          </table:table-cell>
          <table:table-cell table:style-name="Result" table:formula="of:=[.B36]*60" office:value-type="float" office:value="269.5">
            <text:p>269.50</text:p>
          </table:table-cell>
          <table:table-cell office:value-type="string">
            <text:p>Minutes</text:p>
          </table:table-cell>
          <table:table-cell table:number-columns-repeated="1021"/>
        </table:table-row>
        <table:table-row table:style-name="ro2">
          <table:table-cell office:value-type="string">
            <text:p>Estimated Runtime(Hours)</text:p>
          </table:table-cell>
          <table:table-cell table:style-name="Result" table:formula="of:=[.B33]/[.B34]" office:value-type="float" office:value="4.49166666666667">
            <text:p>4.49</text:p>
          </table:table-cell>
          <table:table-cell office:value-type="string">
            <text:p>Hours</text:p>
          </table:table-cell>
          <table:table-cell table:number-columns-repeated="1021"/>
        </table:table-row>
        <table:table-row table:style-name="ro2">
          <table:table-cell office:value-type="string">
            <text:p>Estimated Runtime(Days)</text:p>
          </table:table-cell>
          <table:table-cell table:style-name="Result" table:formula="of:=[.B36]/24" office:value-type="float" office:value="0.187152777777778">
            <text:p>0.19</text:p>
          </table:table-cell>
          <table:table-cell office:value-type="string">
            <text:p>Days</text:p>
          </table:table-cell>
          <table:table-cell table:number-columns-repeated="1021"/>
        </table:table-row>
        <table:table-row table:style-name="ro2">
          <table:table-cell table:style-name="ce8" table:number-columns-repeated="3"/>
          <table:table-cell table:number-columns-repeated="1021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8"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8" table:number-columns-repeated="1021"/>
        </table:table-row>
        <table:table-row table:style-name="ro2">
          <table:table-cell table:style-name="Default"/>
          <table:table-cell table:number-columns-repeated="2"/>
          <table:table-cell table:style-name="Title" table:number-columns-repeated="1021"/>
        </table:table-row>
      </table:table>
      <table:table table:name="Serial Data" table:style-name="ta1" table:protected="true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Heading" office:value-type="string">
            <text:p>UART Overhead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Your data rate(Bytes per second)</text:p>
          </table:table-cell>
          <table:table-cell table:style-name="Input" office:value-type="float" office:value="32">
            <text:p>32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ctual Rate Over Wire(Baud)</text:p>
          </table:table-cell>
          <table:table-cell table:style-name="Result" table:formula="of:=[.B3]*(8+(MAX([.B4];1)+[.B5]+1))" office:value-type="float" office:value="320">
            <text:p>320.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Heading" office:value-type="string">
            <text:p>UART Usable Rat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ART speed(Baud)</text:p>
          </table:table-cell>
          <table:table-cell table:style-name="Input" office:value-type="float" office:value="10000">
            <text:p>10,000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sable Rate(bytes/sec)</text:p>
          </table:table-cell>
          <table:table-cell table:style-name="Result" table:formula="of:=[.B11]/(8+MAX([.B12];1)+[.B13]+1)" office:value-type="float" office:value="1000">
            <text:p>1,000.00</text:p>
          </table:table-cell>
        </table:table-row>
      </table:table>
      <table:table table:name="Radio" table:style-name="ta1" table:protected="true" table:print="false">
        <table:table-column table:style-name="co19" table:default-cell-style-name="Default"/>
        <table:table-column table:style-name="co20" table:default-cell-style-name="Default"/>
        <table:table-column table:style-name="co3" table:default-cell-style-name="Title"/>
        <table:table-row table:style-name="ro1">
          <table:table-cell table:style-name="Heading" office:value-type="string">
            <office:annotation draw:style-name="gr10" draw:text-style-name="P1" svg:width="3.5594in" svg:height="1.4748in" svg:x="5.4713in" svg:y="0in" draw:caption-point-x="-0.2402in" draw:caption-point-y="0.0039in">
              <dc:creator>DB</dc:creator>
              <dc:date>2013-01-26T00:00:00</dc:date>
              <text:p text:style-name="P1"><text:span text:style-name="T2">This is a simple Friis equation calculator and as such gives a very incomplete picture of what a real system will do.</text:span></text:p>
            </office:annotation>
            <text:p>Path Loss Between Transmitter And Reciever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office:value-type="string">
            <text:p>Transmitted Power(dBm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Transmit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Receiving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Distance(m)</text:p>
          </table:table-cell>
          <table:table-cell table:style-name="Input" office:value-type="float" office:value="5000">
            <text:p>5,000.00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ower at Reciever(dBm)</text:p>
          </table:table-cell>
          <table:table-cell table:style-name="Result" table:formula="of:=[.B3]+[.B5]+[.B6]+(20*(     LOG([.B10]/(4*[.B17]*[.B7]);10) ))" office:value-type="float" office:value="-95.427141133819">
            <text:p>-95.43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Wavelength of your frequency</text:p>
          </table:table-cell>
          <table:table-cell table:style-name="Result" table:formula="of:=[.B15]/([.B4]*1000000)" office:value-type="float" office:value="0.299792">
            <text:p>0.30</text:p>
          </table:table-cell>
          <table:table-cell office:value-type="string">
            <text:p>m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style-name="Heading" office:value-type="string">
            <text:p>Useful Constants</text:p>
          </table:table-cell>
          <table:table-cell table:number-columns-repeated="2"/>
        </table:table-row>
        <table:table-row table:style-name="ro2">
          <table:table-cell office:value-type="string">
            <text:p>Speed of Light(Meters Per Second)</text:p>
          </table:table-cell>
          <table:table-cell table:style-name="Constant" office:value-type="float" office:value="299792000">
            <text:p>299792000.00</text:p>
          </table:table-cell>
          <table:table-cell office:value-type="string">
            <text:p>m/s</text:p>
          </table:table-cell>
        </table:table-row>
        <table:table-row table:style-name="ro2">
          <table:table-cell office:value-type="string">
            <text:p>Gain of a Monopole Antenna(dB)</text:p>
          </table:table-cell>
          <table:table-cell table:style-name="Constant" office:value-type="float" office:value="5.18">
            <text:p>5.18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pi</text:p>
          </table:table-cell>
          <table:table-cell table:style-name="Constant" office:value-type="float" office:value="3.1415726">
            <text:p>3.1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Wavelenth to Frequenc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Your Wavelength(meters)</text:p>
          </table:table-cell>
          <table:table-cell table:style-name="Input" office:value-type="float" office:value="0.01">
            <text:p>0.01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Result" table:formula="of:=([.B15]/[.B21])/1000000" office:value-type="float" office:value="29979.2">
            <text:p>29,979.2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Frequency(KHz)</text:p>
          </table:table-cell>
          <table:table-cell table:style-name="Result" table:formula="of:=([.B15]/[.B21])/1000" office:value-type="float" office:value="29979200">
            <text:p>29,979,200.00</text:p>
          </table:table-cell>
          <table:table-cell office:value-type="string">
            <text:p>Khz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Frequency to Wavelengt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27">
            <text:p>27.000000</text:p>
          </table:table-cell>
          <table:table-cell office:value-type="string">
            <text:p>M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avelength(meters)</text:p>
          </table:table-cell>
          <table:table-cell table:style-name="Result" table:formula="of:=([.B15]/([.B28]*1000000))" office:value-type="float" office:value="11.1034074074074">
            <text:p>11.10</text:p>
          </table:table-cell>
          <table:table-cell office:value-type="string">
            <text:p>m</text:p>
          </table:table-cell>
        </table:table-row>
        <table:table-row table:style-name="ro2">
          <table:table-cell/>
          <table:table-cell table:style-name="Title"/>
          <table:table-cell/>
        </table:table-row>
        <table:table-row table:style-name="ro14">
          <table:table-cell table:style-name="Heading" office:value-type="string">
            <text:p>Watts to dBm</text:p>
          </table:table-cell>
          <table:table-cell table:style-name="Title"/>
          <table:table-cell/>
        </table:table-row>
        <table:table-row table:style-name="ro2">
          <table:table-cell/>
          <table:table-cell table:style-name="Title"/>
          <table:table-cell/>
        </table:table-row>
        <table:table-row table:style-name="ro2">
          <table:table-cell table:style-name="Title" office:value-type="string">
            <text:p>Watts</text:p>
          </table:table-cell>
          <table:table-cell table:style-name="Input" office:value-type="float" office:value="6000000">
            <text:p>6,000,000.000000</text:p>
          </table:table-cell>
          <table:table-cell office:value-type="string">
            <text:p>W</text:p>
          </table:table-cell>
        </table:table-row>
        <table:table-row table:style-name="ro2">
          <table:table-cell table:style-name="Title" table:number-columns-repeated="2"/>
          <table:table-cell/>
        </table:table-row>
        <table:table-row table:style-name="ro2">
          <table:table-cell table:style-name="Title" office:value-type="string">
            <text:p>dBm</text:p>
          </table:table-cell>
          <table:table-cell table:style-name="Result" table:formula="of:=10*LOG10(1000*[.B34])" office:value-type="float" office:value="97.7815125038364">
            <text:p>97.78</text:p>
          </table:table-cell>
          <table:table-cell office:value-type="string">
            <text:p>dBm</text:p>
          </table:table-cell>
        </table:table-row>
        <table:table-row table:style-name="ro2">
          <table:table-cell table:style-name="Title" table:number-columns-repeated="2"/>
          <table:table-cell/>
        </table:table-row>
        <table:table-row table:style-name="ro1">
          <table:table-cell table:style-name="Heading" office:value-type="string">
            <text:p>dBm to Wat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Title" office:value-type="string">
            <text:p>dBm</text:p>
          </table:table-cell>
          <table:table-cell table:style-name="Input" office:value-type="float" office:value="30">
            <text:p>30.000000</text:p>
          </table:table-cell>
          <table:table-cell office:value-type="string">
            <text:p>dBm</text:p>
          </table:table-cell>
        </table:table-row>
        <table:table-row table:style-name="ro2">
          <table:table-cell table:style-name="Title" table:number-columns-repeated="2"/>
          <table:table-cell/>
        </table:table-row>
        <table:table-row table:style-name="ro2">
          <table:table-cell table:style-name="Title" office:value-type="string">
            <text:p>Watts</text:p>
          </table:table-cell>
          <table:table-cell table:style-name="Result" table:formula="of:=POWER(10;([.B40]/10))*(1/1000)" office:value-type="float" office:value="1">
            <text:p>1.00</text:p>
          </table:table-cell>
          <table:table-cell office:value-type="string">
            <text:p>W</text:p>
          </table:table-cell>
        </table:table-row>
      </table:table>
      <table:table table:name="Wire Data" table:style-name="ta1" table:protected="true" table:print="false">
        <table:table-column table:style-name="co3" table:number-columns-repeated="3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" table:default-cell-style-name="ce6"/>
        <table:table-column table:style-name="co3" table:number-columns-repeated="2" table:default-cell-style-name="Default"/>
        <table:table-row table:style-name="ro10">
          <table:table-cell table:style-name="ce4" office:value-type="string" table:number-columns-spanned="8" table:number-rows-spanned="1">
            <text:p>Properties of Wire</text:p>
          </table:table-cell>
          <table:covered-table-cell table:number-columns-repeated="7" table:style-name="ce7"/>
          <table:table-cell table:style-name="ce7" table:number-columns-repeated="2"/>
        </table:table-row>
        <table:table-row table:style-name="ro11">
          <table:table-cell table:style-name="ce5" office:value-type="string">
            <text:p>AWG</text:p>
          </table:table-cell>
          <table:table-cell table:style-name="ce5" office:value-type="string">
            <text:p>Ohms/Kft <text:s text:c="8"/>mOhms/ft</text:p>
          </table:table-cell>
          <table:table-cell table:style-name="ce5" office:value-type="string">
            <text:p>Ohms/Km <text:s text:c="8"/>mOhms/m</text:p>
          </table:table-cell>
          <table:table-cell table:style-name="ce5" office:value-type="string">
            <text:p>Chassis Wiring Maximum Amps</text:p>
          </table:table-cell>
          <table:table-cell table:style-name="ce5" office:value-type="string">
            <text:p>Power Transmission Max Amps</text:p>
          </table:table-cell>
          <table:table-cell table:style-name="ce5" office:value-type="string">
            <text:p>100% Skin Depth Freq</text:p>
          </table:table-cell>
          <table:table-cell table:style-name="ce5" office:value-type="string" table:number-columns-spanned="2" table:number-rows-spanned="1">
            <text:p>Breaking Strength</text:p>
          </table:table-cell>
          <table:covered-table-cell table:style-name="ce5"/>
          <table:table-cell table:style-name="ce7"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83">
            <text:p>0.0983</text:p>
          </table:table-cell>
          <table:table-cell office:value-type="float" office:value="0.322424">
            <text:p>0.322424</text:p>
          </table:table-cell>
          <table:table-cell office:value-type="float" office:value="245">
            <text:p>245</text:p>
          </table:table-cell>
          <table:table-cell office:value-type="float" office:value="150">
            <text:p>150</text:p>
          </table:table-cell>
          <table:table-cell office:value-type="string">
            <text:p>250 Hz</text:p>
          </table:table-cell>
          <table:table-cell office:value-type="string">
            <text:p>3060 lbs</text:p>
          </table:table-cell>
          <table:table-cell office:value-type="string">
            <text:p>1387.99 Kg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39">
            <text:p>0.1239</text:p>
          </table:table-cell>
          <table:table-cell office:value-type="float" office:value="0.406392">
            <text:p>0.406392</text:p>
          </table:table-cell>
          <table:table-cell office:value-type="float" office:value="211">
            <text:p>211</text:p>
          </table:table-cell>
          <table:table-cell office:value-type="float" office:value="119">
            <text:p>119</text:p>
          </table:table-cell>
          <table:table-cell office:value-type="string">
            <text:p>325 Hz</text:p>
          </table:table-cell>
          <table:table-cell office:value-type="string">
            <text:p>2430 lbs</text:p>
          </table:table-cell>
          <table:table-cell office:value-type="string">
            <text:p>1102.23 Kg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563">
            <text:p>0.1563</text:p>
          </table:table-cell>
          <table:table-cell office:value-type="float" office:value="0.512664">
            <text:p>0.512664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string">
            <text:p>410 Hz</text:p>
          </table:table-cell>
          <table:table-cell office:value-type="string">
            <text:p>1930 lbs</text:p>
          </table:table-cell>
          <table:table-cell office:value-type="string">
            <text:p>875.43 Kg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97">
            <text:p>0.197</text:p>
          </table:table-cell>
          <table:table-cell office:value-type="float" office:value="0.64616">
            <text:p>0.64616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string">
            <text:p>500 Hz</text:p>
          </table:table-cell>
          <table:table-cell office:value-type="string">
            <text:p>1530 lbs</text:p>
          </table:table-cell>
          <table:table-cell office:value-type="string">
            <text:p>694.0 Kg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485">
            <text:p>0.2485</text:p>
          </table:table-cell>
          <table:table-cell office:value-type="float" office:value="0.81508">
            <text:p>0.81508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string">
            <text:p>650 Hz</text:p>
          </table:table-cell>
          <table:table-cell office:value-type="string">
            <text:p>1210 lbs</text:p>
          </table:table-cell>
          <table:table-cell office:value-type="string">
            <text:p>548.85 Kg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133">
            <text:p>0.3133</text:p>
          </table:table-cell>
          <table:table-cell office:value-type="float" office:value="1.027624">
            <text:p>1.027624</text:p>
          </table:table-cell>
          <table:table-cell office:value-type="float" office:value="118">
            <text:p>118</text:p>
          </table:table-cell>
          <table:table-cell office:value-type="float" office:value="47">
            <text:p>47</text:p>
          </table:table-cell>
          <table:table-cell office:value-type="string">
            <text:p>810 Hz</text:p>
          </table:table-cell>
          <table:table-cell office:value-type="string">
            <text:p>960 lbs</text:p>
          </table:table-cell>
          <table:table-cell office:value-type="string">
            <text:p>435.45 Kg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951">
            <text:p>0.3951</text:p>
          </table:table-cell>
          <table:table-cell office:value-type="float" office:value="1.295928">
            <text:p>1.295928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office:value-type="string">
            <text:p>1100 Hz</text:p>
          </table:table-cell>
          <table:table-cell office:value-type="string">
            <text:p>760 lbs</text:p>
          </table:table-cell>
          <table:table-cell office:value-type="string">
            <text:p>344.73 Kg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982">
            <text:p>0.4982</text:p>
          </table:table-cell>
          <table:table-cell office:value-type="float" office:value="1.634096">
            <text:p>1.634096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1300 Hz</text:p>
          </table:table-cell>
          <table:table-cell office:value-type="string">
            <text:p>605 lbs</text:p>
          </table:table-cell>
          <table:table-cell office:value-type="string">
            <text:p>274.42 Kg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282">
            <text:p>0.6282</text:p>
          </table:table-cell>
          <table:table-cell office:value-type="float" office:value="2.060496">
            <text:p>2.06049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string">
            <text:p>1650 Hz</text:p>
          </table:table-cell>
          <table:table-cell office:value-type="string">
            <text:p>480 lbs</text:p>
          </table:table-cell>
          <table:table-cell office:value-type="string">
            <text:p>217.72 Kg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921">
            <text:p>0.7921</text:p>
          </table:table-cell>
          <table:table-cell office:value-type="float" office:value="2.598088">
            <text:p>2.598088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string">
            <text:p>2050 Hz</text:p>
          </table:table-cell>
          <table:table-cell office:value-type="string">
            <text:p>380 lbs</text:p>
          </table:table-cell>
          <table:table-cell office:value-type="string">
            <text:p>172.37 Kg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89">
            <text:p>0.9989</text:p>
          </table:table-cell>
          <table:table-cell office:value-type="float" office:value="3.276392">
            <text:p>3.276392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string">
            <text:p>2600 Hz</text:p>
          </table:table-cell>
          <table:table-cell office:value-type="string">
            <text:p>314 lbs</text:p>
          </table:table-cell>
          <table:table-cell office:value-type="string">
            <text:p>142.43 Kg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26">
            <text:p>1.26</text:p>
          </table:table-cell>
          <table:table-cell office:value-type="float" office:value="4.1328">
            <text:p>4.132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3200 Hz</text:p>
          </table:table-cell>
          <table:table-cell office:value-type="string">
            <text:p>249 lbs</text:p>
          </table:table-cell>
          <table:table-cell office:value-type="string">
            <text:p>112.94 Kg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588">
            <text:p>1.588</text:p>
          </table:table-cell>
          <table:table-cell office:value-type="float" office:value="5.20864">
            <text:p>5.20864</text:p>
          </table:table-cell>
          <table:table-cell office:value-type="float" office:value="41">
            <text:p>41</text:p>
          </table:table-cell>
          <table:table-cell office:value-type="float" office:value="9.3">
            <text:p>9.3</text:p>
          </table:table-cell>
          <table:table-cell office:value-type="string">
            <text:p>4150 Hz</text:p>
          </table:table-cell>
          <table:table-cell office:value-type="string">
            <text:p>197 lbs</text:p>
          </table:table-cell>
          <table:table-cell office:value-type="string">
            <text:p>89.36 Kg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003">
            <text:p>2.003</text:p>
          </table:table-cell>
          <table:table-cell office:value-type="float" office:value="6.56984">
            <text:p>6.56984</text:p>
          </table:table-cell>
          <table:table-cell office:value-type="float" office:value="35">
            <text:p>35</text:p>
          </table:table-cell>
          <table:table-cell office:value-type="float" office:value="7.4">
            <text:p>7.4</text:p>
          </table:table-cell>
          <table:table-cell office:value-type="string">
            <text:p>5300 Hz</text:p>
          </table:table-cell>
          <table:table-cell office:value-type="string">
            <text:p>150 lbs</text:p>
          </table:table-cell>
          <table:table-cell office:value-type="string">
            <text:p>68.04 Kg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525">
            <text:p>2.525</text:p>
          </table:table-cell>
          <table:table-cell office:value-type="float" office:value="8.282">
            <text:p>8.282</text:p>
          </table:table-cell>
          <table:table-cell office:value-type="float" office:value="32">
            <text:p>32</text:p>
          </table:table-cell>
          <table:table-cell office:value-type="float" office:value="5.9">
            <text:p>5.9</text:p>
          </table:table-cell>
          <table:table-cell office:value-type="string">
            <text:p>6700 Hz</text:p>
          </table:table-cell>
          <table:table-cell office:value-type="string">
            <text:p>119 lbs</text:p>
          </table:table-cell>
          <table:table-cell office:value-type="string">
            <text:p>53.98 Kg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.184">
            <text:p>3.184</text:p>
          </table:table-cell>
          <table:table-cell office:value-type="float" office:value="10.44352">
            <text:p>10.44352</text:p>
          </table:table-cell>
          <table:table-cell office:value-type="float" office:value="28">
            <text:p>28</text:p>
          </table:table-cell>
          <table:table-cell office:value-type="float" office:value="4.7">
            <text:p>4.7</text:p>
          </table:table-cell>
          <table:table-cell office:value-type="string">
            <text:p>8250 Hz</text:p>
          </table:table-cell>
          <table:table-cell office:value-type="string">
            <text:p>94 lbs</text:p>
          </table:table-cell>
          <table:table-cell office:value-type="string">
            <text:p>42.64 Kg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016">
            <text:p>4.016</text:p>
          </table:table-cell>
          <table:table-cell office:value-type="float" office:value="13.17248">
            <text:p>13.17248</text:p>
          </table:table-cell>
          <table:table-cell office:value-type="float" office:value="22">
            <text:p>22</text:p>
          </table:table-cell>
          <table:table-cell office:value-type="float" office:value="3.7">
            <text:p>3.7</text:p>
          </table:table-cell>
          <table:table-cell office:value-type="string">
            <text:p>11 k Hz</text:p>
          </table:table-cell>
          <table:table-cell office:value-type="string">
            <text:p>75 lbs</text:p>
          </table:table-cell>
          <table:table-cell office:value-type="string">
            <text:p>34.02 K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.064">
            <text:p>5.064</text:p>
          </table:table-cell>
          <table:table-cell office:value-type="float" office:value="16.60992">
            <text:p>16.6099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string">
            <text:p>13 k Hz</text:p>
          </table:table-cell>
          <table:table-cell office:value-type="string">
            <text:p>59 lbs</text:p>
          </table:table-cell>
          <table:table-cell office:value-type="string">
            <text:p>26.76 Kg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.385">
            <text:p>6.385</text:p>
          </table:table-cell>
          <table:table-cell office:value-type="float" office:value="20.9428">
            <text:p>20.9428</text:p>
          </table:table-cell>
          <table:table-cell office:value-type="float" office:value="16">
            <text:p>16</text:p>
          </table:table-cell>
          <table:table-cell office:value-type="float" office:value="2.3">
            <text:p>2.3</text:p>
          </table:table-cell>
          <table:table-cell office:value-type="string">
            <text:p>17 kHz</text:p>
          </table:table-cell>
          <table:table-cell office:value-type="string">
            <text:p>47 lbs</text:p>
          </table:table-cell>
          <table:table-cell office:value-type="string">
            <text:p>21.32 Kg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.051">
            <text:p>8.051</text:p>
          </table:table-cell>
          <table:table-cell office:value-type="float" office:value="26.40728">
            <text:p>26.40728</text:p>
          </table:table-cell>
          <table:table-cell office:value-type="float" office:value="14">
            <text:p>14</text:p>
          </table:table-cell>
          <table:table-cell office:value-type="float" office:value="1.8">
            <text:p>1.8</text:p>
          </table:table-cell>
          <table:table-cell office:value-type="string">
            <text:p>21 kHz</text:p>
          </table:table-cell>
          <table:table-cell office:value-type="string">
            <text:p>37 lbs</text:p>
          </table:table-cell>
          <table:table-cell office:value-type="string">
            <text:p>16.78 Kg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.15">
            <text:p>10.15</text:p>
          </table:table-cell>
          <table:table-cell office:value-type="float" office:value="33.292">
            <text:p>33.292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string">
            <text:p>27 kHz</text:p>
          </table:table-cell>
          <table:table-cell office:value-type="string">
            <text:p>29 lbs</text:p>
          </table:table-cell>
          <table:table-cell office:value-type="string">
            <text:p>13.15 Kg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.8">
            <text:p>12.8</text:p>
          </table:table-cell>
          <table:table-cell office:value-type="float" office:value="41.984">
            <text:p>41.984</text:p>
          </table:table-cell>
          <table:table-cell office:value-type="float" office:value="9">
            <text:p>9</text:p>
          </table:table-cell>
          <table:table-cell office:value-type="float" office:value="1.2">
            <text:p>1.2</text:p>
          </table:table-cell>
          <table:table-cell office:value-type="string">
            <text:p>33 kHz</text:p>
          </table:table-cell>
          <table:table-cell office:value-type="string">
            <text:p>23 lbs</text:p>
          </table:table-cell>
          <table:table-cell table:style-name="Title" office:value-type="string">
            <text:p>10.43 Kg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.14">
            <text:p>16.14</text:p>
          </table:table-cell>
          <table:table-cell office:value-type="float" office:value="52.9392">
            <text:p>52.9392</text:p>
          </table:table-cell>
          <table:table-cell office:value-type="float" office:value="7">
            <text:p>7</text:p>
          </table:table-cell>
          <table:table-cell office:value-type="float" office:value="0.92">
            <text:p>0.92</text:p>
          </table:table-cell>
          <table:table-cell office:value-type="string">
            <text:p>42 kHz</text:p>
          </table:table-cell>
          <table:table-cell office:value-type="string">
            <text:p>18 lbs</text:p>
          </table:table-cell>
          <table:table-cell table:style-name="Title" office:value-type="string">
            <text:p>8.16 Kg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.36">
            <text:p>20.36</text:p>
          </table:table-cell>
          <table:table-cell office:value-type="float" office:value="66.7808">
            <text:p>66.7808</text:p>
          </table:table-cell>
          <table:table-cell office:value-type="float" office:value="4.7">
            <text:p>4.7</text:p>
          </table:table-cell>
          <table:table-cell office:value-type="float" office:value="0.729">
            <text:p>0.729</text:p>
          </table:table-cell>
          <table:table-cell office:value-type="string">
            <text:p>53 kHz</text:p>
          </table:table-cell>
          <table:table-cell office:value-type="string">
            <text:p>14.5 lbs</text:p>
          </table:table-cell>
          <table:table-cell table:style-name="Title" office:value-type="string">
            <text:p>6.58 Kg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.67">
            <text:p>25.67</text:p>
          </table:table-cell>
          <table:table-cell office:value-type="float" office:value="84.1976">
            <text:p>84.1976</text:p>
          </table:table-cell>
          <table:table-cell office:value-type="float" office:value="3.5">
            <text:p>3.5</text:p>
          </table:table-cell>
          <table:table-cell office:value-type="float" office:value="0.577">
            <text:p>0.577</text:p>
          </table:table-cell>
          <table:table-cell office:value-type="string">
            <text:p>68 kHz</text:p>
          </table:table-cell>
          <table:table-cell office:value-type="string">
            <text:p>11.5 lbs</text:p>
          </table:table-cell>
          <table:table-cell table:style-name="Title" office:value-type="string">
            <text:p>5.22 Kg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.37">
            <text:p>32.37</text:p>
          </table:table-cell>
          <table:table-cell office:value-type="float" office:value="106.1736">
            <text:p>106.1736</text:p>
          </table:table-cell>
          <table:table-cell office:value-type="float" office:value="2.7">
            <text:p>2.7</text:p>
          </table:table-cell>
          <table:table-cell office:value-type="float" office:value="0.457">
            <text:p>0.457</text:p>
          </table:table-cell>
          <table:table-cell office:value-type="string">
            <text:p>85 kHz</text:p>
          </table:table-cell>
          <table:table-cell office:value-type="string">
            <text:p>9 lbs</text:p>
          </table:table-cell>
          <table:table-cell table:style-name="Title" office:value-type="string">
            <text:p>4.08 Kg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.81">
            <text:p>40.81</text:p>
          </table:table-cell>
          <table:table-cell office:value-type="float" office:value="133.8568">
            <text:p>133.8568</text:p>
          </table:table-cell>
          <table:table-cell office:value-type="float" office:value="2.2">
            <text:p>2.2</text:p>
          </table:table-cell>
          <table:table-cell office:value-type="float" office:value="0.361">
            <text:p>0.361</text:p>
          </table:table-cell>
          <table:table-cell office:value-type="string">
            <text:p>107 kH</text:p>
          </table:table-cell>
          <table:table-cell office:value-type="string">
            <text:p>7.2 lbs</text:p>
          </table:table-cell>
          <table:table-cell table:style-name="Title" office:value-type="string">
            <text:p>3.27 Kg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.47">
            <text:p>51.47</text:p>
          </table:table-cell>
          <table:table-cell office:value-type="float" office:value="168.8216">
            <text:p>168.8216</text:p>
          </table:table-cell>
          <table:table-cell office:value-type="float" office:value="1.7">
            <text:p>1.7</text:p>
          </table:table-cell>
          <table:table-cell office:value-type="float" office:value="0.288">
            <text:p>0.288</text:p>
          </table:table-cell>
          <table:table-cell office:value-type="string">
            <text:p>130 kHz</text:p>
          </table:table-cell>
          <table:table-cell office:value-type="string">
            <text:p>5.5 lbs</text:p>
          </table:table-cell>
          <table:table-cell table:style-name="Title" office:value-type="string">
            <text:p>2.49 K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.9">
            <text:p>64.9</text:p>
          </table:table-cell>
          <table:table-cell office:value-type="float" office:value="212.872">
            <text:p>212.872</text:p>
          </table:table-cell>
          <table:table-cell office:value-type="float" office:value="1.4">
            <text:p>1.4</text:p>
          </table:table-cell>
          <table:table-cell office:value-type="float" office:value="0.226">
            <text:p>0.226</text:p>
          </table:table-cell>
          <table:table-cell office:value-type="string">
            <text:p>170 kHz</text:p>
          </table:table-cell>
          <table:table-cell office:value-type="string">
            <text:p>4.5 lbs</text:p>
          </table:table-cell>
          <table:table-cell table:style-name="Title" office:value-type="string">
            <text:p>2.04 K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.83">
            <text:p>81.83</text:p>
          </table:table-cell>
          <table:table-cell office:value-type="float" office:value="268.4024">
            <text:p>268.4024</text:p>
          </table:table-cell>
          <table:table-cell office:value-type="float" office:value="1.2">
            <text:p>1.2</text:p>
          </table:table-cell>
          <table:table-cell office:value-type="float" office:value="0.182">
            <text:p>0.182</text:p>
          </table:table-cell>
          <table:table-cell office:value-type="string">
            <text:p>210 kHz</text:p>
          </table:table-cell>
          <table:table-cell office:value-type="string">
            <text:p>3.6 lbs</text:p>
          </table:table-cell>
          <table:table-cell table:style-name="Title" office:value-type="string">
            <text:p>1.63 K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.2">
            <text:p>103.2</text:p>
          </table:table-cell>
          <table:table-cell office:value-type="float" office:value="338.496">
            <text:p>338.496</text:p>
          </table:table-cell>
          <table:table-cell office:value-type="float" office:value="0.86">
            <text:p>0.86</text:p>
          </table:table-cell>
          <table:table-cell office:value-type="float" office:value="0.142">
            <text:p>0.142</text:p>
          </table:table-cell>
          <table:table-cell office:value-type="string">
            <text:p>270 kHz</text:p>
          </table:table-cell>
          <table:table-cell office:value-type="string">
            <text:p>2.75 lbs</text:p>
          </table:table-cell>
          <table:table-cell table:style-name="Title" office:value-type="string">
            <text:p>1.25 Kg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0.1">
            <text:p>130.1</text:p>
          </table:table-cell>
          <table:table-cell office:value-type="float" office:value="426.728">
            <text:p>426.728</text:p>
          </table:table-cell>
          <table:table-cell office:value-type="float" office:value="0.7">
            <text:p>0.7</text:p>
          </table:table-cell>
          <table:table-cell office:value-type="float" office:value="0.113">
            <text:p>0.113</text:p>
          </table:table-cell>
          <table:table-cell office:value-type="string">
            <text:p>340 kHz</text:p>
          </table:table-cell>
          <table:table-cell office:value-type="string">
            <text:p>2.25 lbs</text:p>
          </table:table-cell>
          <table:table-cell table:style-name="Title" office:value-type="string">
            <text:p>1.02 Kg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.1">
            <text:p>164.1</text:p>
          </table:table-cell>
          <table:table-cell office:value-type="float" office:value="538.248">
            <text:p>538.248</text:p>
          </table:table-cell>
          <table:table-cell office:value-type="float" office:value="0.53">
            <text:p>0.53</text:p>
          </table:table-cell>
          <table:table-cell office:value-type="float" office:value="0.091">
            <text:p>0.091</text:p>
          </table:table-cell>
          <table:table-cell office:value-type="string">
            <text:p>430 kHz</text:p>
          </table:table-cell>
          <table:table-cell office:value-type="string">
            <text:p>1.8 lbs</text:p>
          </table:table-cell>
          <table:table-cell table:style-name="Title" office:value-type="string">
            <text:p>0.82 Kg</text:p>
          </table:table-cell>
          <table:table-cell table:number-columns-repeated="2"/>
        </table:table-row>
      </table:table>
      <table:table table:name="License" table:style-name="ta1" table:protected="true" table:print="false">
        <table:table-column table:style-name="co14" table:default-cell-style-name="Title"/>
        <table:table-row table:style-name="ro2">
          <table:table-cell office:value-type="string">
            <text:p>This work is licensed under a Creative Commons Attribution 3.0 Unported License.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All sheets are protected with no password only for <text:span text:style-name="T3">convenience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Not responsible for inaccurate calculations.</text:p>
          </table:table-cell>
        </table:table-row>
      </table:table>
      <table:database-ranges>
        <table:database-range table:target-range-address="'Wire Data'.E3:'Wire Data'.E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 number:grouping="true"/>
    </number:number-style>
    <number:number-style style:name="N118">
      <number:number number:decimal-places="1" number:min-integer-digits="1"/>
    </number:number-style>
    <number:number-style style:name="N119">
      <number:number number:decimal-places="0" number:min-integer-digits="0" number:grouping="true"/>
    </number:number-style>
    <number:number-style style:name="N120">
      <number:number number:decimal-places="7" number:min-integer-digits="1" number:grouping="true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able-cell-properties fo:background-color="#94bd5e" style:cell-protect="none" style:print-content="true"/>
      <style:text-properties style:font-name-asian="Microsoft YaHei" style:font-name-complex="Mangal"/>
    </style:style>
    <style:style style:name="Result" style:family="table-cell" style:parent-style-name="Default" style:data-style-name="N4">
      <style:table-cell-properties fo:background-color="#99ccff" style:cell-protect="protected" style:print-content="true"/>
      <style:text-properties fo:font-style="normal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cell-protect="protected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 style:data-style-name="N117">
      <style:table-cell-properties fo:background-color="#cccc00"/>
    </style:style>
    <style:style style:name="Title" style:family="table-cell" style:parent-style-name="Default">
      <style:table-cell-properties style:cell-protect="protected" style:print-content="true"/>
    </style:style>
    <style:style style:name="H2" style:family="table-cell" style:parent-style-name="Title">
      <style:text-properties fo:font-size="12pt" fo:font-style="italic"/>
    </style:style>
    <style:style style:name="Untitled1" style:family="table-cell" style:parent-style-name="H2">
      <style:text-properties fo:font-size="13pt"/>
    </style:style>
    <style:style style:name="Constant" style:family="table-cell" style:parent-style-name="Default" style:data-style-name="N2">
      <style:table-cell-properties fo:background-color="#c0c0c0" style:cell-protect="protected" style:print-content="true"/>
    </style:style>
    <style:style style:name="Table" style:family="table-cell" style:parent-style-name="Default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3/25/2013</text:date>, <text:time>16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lack</meta:initial-creator>
    <meta:creation-date>2013-01-24T23:04:56</meta:creation-date>
    <dc:date>2013-03-25T16:42:18.08</dc:date>
    <dc:creator>Daniel Black</dc:creator>
    <meta:editing-duration>P10DT15H4M16S</meta:editing-duration>
    <meta:editing-cycles>20</meta:editing-cycles>
    <meta:generator>OpenOffice.org/3.3$Win32 OpenOffice.org_project/330m20$Build-9567</meta:generator>
    <meta:document-statistic meta:table-count="6" meta:cell-count="537" meta:object-count="0"/>
  </office:meta>
</office:document-meta>
</file>